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'Liberation Sans', 'DejaVu Sans', sans-serif"/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86cm" table:align="left"/>
    </style:style>
    <style:style style:name="Tabell1.A" style:family="table-column">
      <style:table-column-properties style:column-width="2.655cm"/>
    </style:style>
    <style:style style:name="Tabell1.B" style:family="table-column">
      <style:table-column-properties style:column-width="6.509cm"/>
    </style:style>
    <style:style style:name="Tabell1.C" style:family="table-column">
      <style:table-column-properties style:column-width="2.021cm"/>
    </style:style>
    <style:style style:name="Tabell1.D" style:family="table-column">
      <style:table-column-properties style:column-width="1.707cm"/>
    </style:style>
    <style:style style:name="Tabell1.E" style:family="table-column">
      <style:table-column-properties style:column-width="2.02cm"/>
    </style:style>
    <style:style style:name="Tabell1.F" style:family="table-column">
      <style:table-column-properties style:column-width="2.074cm"/>
    </style:style>
    <style:style style:name="Tabell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F1" style:family="table-cell">
      <style:table-cell-properties fo:background-color="#cccccc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1.F3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" style:family="table">
      <style:table-properties style:width="16.986cm" fo:margin-left="-0.016cm" fo:margin-right="0.028cm" table:align="margins"/>
    </style:style>
    <style:style style:name="Tabell2.A" style:family="table-column">
      <style:table-column-properties style:column-width="2.671cm" style:rel-column-width="1514*"/>
    </style:style>
    <style:style style:name="Tabell2.B" style:family="table-column">
      <style:table-column-properties style:column-width="7.858cm" style:rel-column-width="4455*"/>
    </style:style>
    <style:style style:name="Tabell2.C" style:family="table-column">
      <style:table-column-properties style:column-width="1.826cm" style:rel-column-width="1035*"/>
    </style:style>
    <style:style style:name="Tabell2.D" style:family="table-column">
      <style:table-column-properties style:column-width="1.64cm" style:rel-column-width="930*"/>
    </style:style>
    <style:style style:name="Tabell2.E" style:family="table-column">
      <style:table-column-properties style:column-width="1.561cm" style:rel-column-width="885*"/>
    </style:style>
    <style:style style:name="Tabell2.F" style:family="table-column">
      <style:table-column-properties style:column-width="1.431cm" style:rel-column-width="811*"/>
    </style:style>
    <style:style style:name="Tabell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F1" style:family="table-cell">
      <style:table-cell-properties fo:background-color="#cccccc" fo:padding="0.097cm" fo:border="0.002cm solid #000000">
        <style:background-image/>
      </style:table-cell-properties>
    </style:style>
    <style:style style:name="Tabell2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2.F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4" style:family="table-cell">
      <style:table-cell-properties fo:padding="0.097cm" fo:border-left="0.002cm solid #000000" fo:border-right="none" fo:border-top="none" fo:border-bottom="0.002cm solid #000000"/>
    </style:style>
    <style:style style:name="Tabell2.F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.A5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2.F5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/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00%"/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P9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1" style:family="paragraph" style:parent-style-name="Table_20_Contents">
      <style:text-properties fo:background-color="#00ff00"/>
    </style:style>
    <style:style style:name="P12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3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4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5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P17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P18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</style:style>
    <style:style style:name="P21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00ff00"/>
    </style:style>
    <style:style style:name="T5" style:family="text">
      <style:text-properties fo:font-variant="normal" fo:text-transform="none" fo:color="#333333" style:text-line-through-style="none" style:font-name="Times New Roman1" fo:letter-spacing="normal" fo:font-style="normal" style:text-underline-style="none" style:text-blinking="false"/>
    </style:style>
    <style:style style:name="T6" style:family="text"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4a6b82" style:text-line-through-style="none" style:font-name="Arial1" fo:font-size="10.5pt" fo:letter-spacing="normal" fo:font-style="normal" style:text-underline-style="none" fo:font-weight="normal" style:text-blinking="false" fo:background-color="#ffffff"/>
    </style:style>
    <style:style style:name="T8" style:family="text">
      <style:text-properties style:font-size-asian="12pt" style:font-weight-asian="normal" style:font-size-complex="12pt" style:font-weight-complex="normal"/>
    </style:style>
    <style:style style:name="T9" style:family="text">
      <style:text-properties fo:background-color="#cccc00"/>
    </style:style>
    <style:style style:name="T10" style:family="text">
      <style:text-properties fo:background-color="transparen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column table:style-name="Tabell2.F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Uppgift</text:p>
          </table:table-cell>
          <table:table-cell table:style-name="Tabell2.A1" office:value-type="string">
            <text:p text:style-name="Table_20_Contents">Status</text:p>
          </table:table-cell>
          <table:table-cell table:style-name="Tabell2.A1" office:value-type="string">
            <text:p text:style-name="Table_20_Contents">Nedlagd Tid</text:p>
          </table:table-cell>
          <table:table-cell table:style-name="Tabell2.A1" office:value-type="string">
            <text:p text:style-name="Table_20_Contents">Skattad Tid</text:p>
          </table:table-cell>
          <table:table-cell table:style-name="Tabell2.F1" office:value-type="string">
            <text:p text:style-name="Table_20_Contents">Verklig Tid</text:p>
          </table:table-cell>
        </table:table-row>
        <table:table-row>
          <table:table-cell table:style-name="Tabell2.A2" office:value-type="string">
            <text:p text:style-name="P5">AF1.1</text:p>
          </table:table-cell>
          <table:table-cell table:style-name="Tabell2.A2" office:value-type="string">
            <text:p text:style-name="P5">[1.0]Starta spelet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3h</text:p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F2" table:number-columns-spanned="6" office:value-type="string">
            <text:p text:style-name="P5">-När spelet startas ska man komma till en meny, där har man tre val:<text:line-break/><text:tab/>-A. Trycka på starta spelet &gt; Spelet startas <text:line-break/><text:span text:style-name="T9"><text:tab/>-B. Trycka på Information om spelet &gt; En guide som berättar "storyn" till spelet </text:span><text:line-break/><text:tab/>-C. Trycka på visa guideFilm &gt; Visar guidefilm<text:line-break/><text:tab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office:value-type="string">
            <text:p text:style-name="P2">AF1.2</text:p>
          </table:table-cell>
          <table:table-cell table:style-name="Tabell2.A4" office:value-type="string">
            <text:list xml:id="list67037610985625121" text:style-name="L1">
              <text:list-header>
                <text:p text:style-name="P13">[1.0]Lägg till data </text:p>
              </text:list-header>
            </text:list>
          </table:table-cell>
          <table:table-cell table:style-name="Tabell2.A4" office:value-type="string">
            <text:p text:style-name="Table_20_Contents">Påbörjad</text:p>
          </table:table-cell>
          <table:table-cell table:style-name="Tabell2.A4" office:value-type="string">
            <text:p text:style-name="Table_20_Contents">1h</text:p>
          </table:table-cell>
          <table:table-cell table:style-name="Tabell2.A4" office:value-type="string">
            <text:p text:style-name="Table_20_Contents">5h</text:p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A5" office:value-type="string">
            <text:p text:style-name="P2">--</text:p>
          </table:table-cell>
          <table:table-cell table:style-name="Tabell2.A5" office:value-type="string">
            <text:list xml:id="list42556577" text:continue-numbering="true" text:style-name="L1">
              <text:list-header>
                <text:p text:style-name="P13">ToolTip</text:p>
              </text:list-header>
            </text:list>
          </table:table-cell>
          <table:table-cell table:style-name="Tabell2.A5" office:value-type="string">
            <text:p text:style-name="Table_20_Contents">KLAR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Xh?</text:p>
          </table:table-cell>
          <table:table-cell table:style-name="Tabell2.F5" office:value-type="string">
            <text:p text:style-name="Table_20_Contents">2h</text:p>
          </table:table-cell>
        </table:table-row>
        <table:table-row>
          <table:table-cell table:style-name="Tabell2.A5" office:value-type="string">
            <text:p text:style-name="P2">--</text:p>
          </table:table-cell>
          <table:table-cell table:style-name="Tabell2.A5" office:value-type="string">
            <text:list xml:id="list42529128" text:continue-numbering="true" text:style-name="L1">
              <text:list-header>
                <text:p text:style-name="P13">Namn ska tilldelas till rollerna </text:p>
              </text:list-header>
            </text:list>
          </table:table-cell>
          <table:table-cell table:style-name="Tabell2.A5" office:value-type="string">
            <text:p text:style-name="Table_20_Contents">KLAR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3h</text:p>
          </table:table-cell>
          <table:table-cell table:style-name="Tabell2.F5" office:value-type="string">
            <text:p text:style-name="Table_20_Contents">3h</text:p>
          </table:table-cell>
        </table:table-row>
        <table:table-row>
          <table:table-cell table:style-name="Tabell2.A5" office:value-type="string">
            <text:p text:style-name="P2">--</text:p>
          </table:table-cell>
          <table:table-cell table:style-name="Tabell2.A5" office:value-type="string">
            <text:list xml:id="list42549799" text:continue-numbering="true" text:style-name="L1">
              <text:list-header>
                <text:p text:style-name="P13">Uppdatera grafik</text:p>
              </text:list-header>
            </text:list>
          </table:table-cell>
          <table:table-cell table:style-name="Tabell2.A5" office:value-type="string">
            <text:p text:style-name="Table_20_Contents">KLAR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5h</text:p>
          </table:table-cell>
          <table:table-cell table:style-name="Tabell2.F5" office:value-type="string">
            <text:p text:style-name="Table_20_Contents">5h</text:p>
          </table:table-cell>
        </table:table-row>
        <table:table-row>
          <table:table-cell table:style-name="Tabell2.F4" table:number-columns-spanned="6" office:value-type="string">
            <text:p text:style-name="P2">-Klart, men vissa marginaler behöver fixas till, samt positionering i rummen behöver anpassas/ändras..<text:line-break/><text:tab/>-Garderoberna i alla rum behöver fixas<text:line-break/><text:tab/>-Ledtrådarna i vissa rum behöver ompositioneras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5" office:value-type="string">
            <text:p text:style-name="P2">--</text:p>
          </table:table-cell>
          <table:table-cell table:style-name="Tabell2.A5" office:value-type="string">
            <text:list xml:id="list42542761" text:continue-numbering="true" text:style-name="L1">
              <text:list-header>
                <text:p text:style-name="P13">Intervjua karaktärer (Missat krav..)</text:p>
              </text:list-header>
            </text:list>
          </table:table-cell>
          <table:table-cell table:style-name="Tabell2.A5" office:value-type="string">
            <text:p text:style-name="Table_20_Contents">KLAR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5h</text:p>
          </table:table-cell>
          <table:table-cell table:style-name="Tabell2.F5" office:value-type="string">
            <text:p text:style-name="Table_20_Contents">3h</text:p>
          </table:table-cell>
        </table:table-row>
        <table:table-row>
          <table:table-cell table:style-name="Tabell2.F4" table:number-columns-spanned="6" office:value-type="string">
            <text:p text:style-name="P3">Detta är ett "missat krav", men den är halvt klar. <text:line-break/>Detta är vad som saknas på "intervju" funktionen.<text:line-break/>-Karaktärer ska synas att de finns i olika rum (toolbar med Ansikten)</text:p>
            <text:p text:style-name="P3">-När ett ansikte trycks på så ska man komma till en dialog med den karaktäre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5" office:value-type="string">
            <text:p text:style-name="P2">AF1.7</text:p>
          </table:table-cell>
          <table:table-cell table:style-name="Tabell2.A5" office:value-type="string">
            <text:list xml:id="list42543383" text:continue-numbering="true" text:style-name="L1">
              <text:list-header>
                <text:p text:style-name="P13">[1.0] Anklaga mördaren</text:p>
              </text:list-header>
            </text:list>
          </table:table-cell>
          <table:table-cell table:style-name="Tabell2.A5" office:value-type="string">
            <text:p text:style-name="Table_20_Contents">KLAR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4h</text:p>
          </table:table-cell>
          <table:table-cell table:style-name="Tabell2.F5" office:value-type="string">
            <text:p text:style-name="Table_20_Contents">5h</text:p>
          </table:table-cell>
        </table:table-row>
        <table:table-row>
          <table:table-cell table:style-name="Tabell2.F4" table:number-columns-spanned="6" office:value-type="string">
            <text:p text:style-name="P12"><text:span text:style-name="T4">-check-Bygga en ruta som innehåller knappar till karaktärerna man kan gissa på.</text:span><text:line-break/><text:tab/><text:span text:style-name="T4">-Check-Göra rutorna klickbara</text:span><text:line-break/><text:tab/><text:span text:style-name="T4">-Check-När man trycker på en ruta ska en förstorning på karaktären synas och en bekräfta </text:span><text:span text:style-name="T10"><text:tab/></text:span><text:span text:style-name="T4">knapp <text:tab/>ska snyas..</text:span></text:p>
            <text:p text:style-name="P12"><text:tab/><text:tab/><text:span text:style-name="T4">-CHECK-Beroende på om man tryckt på mördaren ska man:<text:line-break/></text:span><text:span text:style-name="T10"><text:tab/><text:tab/><text:tab/></text:span><text:span text:style-name="T4">-A. (Mördaren är tryckt på): Vinna spelet<text:line-break/></text:span><text:span text:style-name="T10"><text:tab/><text:tab/><text:tab/></text:span><text:span text:style-name="T4">-B. (Mördaren är ej tryckt på): Förlorar spelet</text:span><text:line-break/><text:tab/><text:tab/></text:p>
            <text:p text:style-name="P14"><text:line-break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office:value-type="string">
            <text:p text:style-name="P2">AF1.8</text:p>
          </table:table-cell>
          <table:table-cell table:style-name="Tabell2.A4" office:value-type="string">
            <text:list xml:id="list42546538" text:continue-numbering="true" text:style-name="L1">
              <text:list-header>
                <text:p text:style-name="P13">[1.0] Tidspoäng</text:p>
              </text:list-header>
            </text:list>
          </table:table-cell>
          <table:table-cell table:style-name="Tabell2.A4" office:value-type="string">
            <text:p text:style-name="Table_20_Contents">Påbörjad</text:p>
          </table:table-cell>
          <table:table-cell table:style-name="Tabell2.A4" office:value-type="string">
            <text:p text:style-name="Table_20_Contents">4h</text:p>
          </table:table-cell>
          <table:table-cell table:style-name="Tabell2.A4" office:value-type="string">
            <text:p text:style-name="Table_20_Contents">6h</text:p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F4" table:number-columns-spanned="6" office:value-type="string">
            <text:list xml:id="list42543955" text:continue-numbering="true" text:style-name="L1">
              <text:list-header>
                <text:p text:style-name="P8">-CHECK-Spelaren ska starta med en pot spelpoäng<text:line-break/><text:line-break/>-CHECK-Poängen ska synas i hudden</text:p>
                <text:p text:style-name="P13"><text:line-break/><text:span text:style-name="T4">-Check-Poängen ska dras av när spelaren gör saker.</text:span></text:p>
                <text:p text:style-name="P13"/>
                <text:p text:style-name="P13"><text:soft-page-break/>-När poängen kommer ner till noll (slås över från antingen 1 till ett värde mindre än 1) ska spelet avslutas och spelaren har förlorat.<text:line-break/><text:tab/>-En skärm ska visas som säger att man har avslutat spelet, val ska kunna göras om man vill <text:line-break/><text:tab/>starta om eller återgå till menyn.</text:p>
                <text:p text:style-name="P15"><text:line-break/>-?-Ska antalet spelpoäng vara beroende på antalet riktiga motivkort?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5" office:value-type="string">
            <text:p text:style-name="P3">AF1.9</text:p>
          </table:table-cell>
          <table:table-cell table:style-name="Tabell2.A5" office:value-type="string">
            <text:list xml:id="list42547165" text:continue-numbering="true" text:style-name="L1">
              <text:list-header>
                <text:p text:style-name="P17">[1.0]<text:span text:style-name="T8">Spelaren kan "rota"</text:span></text:p>
              </text:list-header>
            </text:list>
          </table:table-cell>
          <table:table-cell table:style-name="Tabell2.A5" office:value-type="string">
            <text:p text:style-name="P11">KLAR</text:p>
          </table:table-cell>
          <table:table-cell table:style-name="Tabell2.A5" office:value-type="string">
            <text:p text:style-name="P11">5h</text:p>
          </table:table-cell>
          <table:table-cell table:style-name="Tabell2.A5" office:value-type="string">
            <text:p text:style-name="P11">7h</text:p>
          </table:table-cell>
          <table:table-cell table:style-name="Tabell2.F5" office:value-type="string">
            <text:p text:style-name="P11"/>
          </table:table-cell>
        </table:table-row>
        <table:table-row>
          <table:table-cell table:style-name="Tabell2.F4" table:number-columns-spanned="6" office:value-type="string">
            <text:p text:style-name="P14"><text:span text:style-name="T4">-CHECK-Containrar ska bli klickbara.</text:span><text:line-break/><text:line-break/><text:span text:style-name="T4">-CHECK-Vid tryck på container ska Funktion öppnas som visar GameCards i containern! <text:line-break/><text:tab/>-CHECK-Bygg ruta som innehåller Knappar<text:line-break/><text:line-break/>-CHECK-Kort kan nu <text:s/>väljas och skickas till blippFunktionen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office:value-type="string">
            <text:p text:style-name="P2">AF1.4 +1.4.2</text:p>
          </table:table-cell>
          <table:table-cell table:style-name="Tabell2.A4" office:value-type="string">
            <text:list xml:id="list42551964" text:continue-numbering="true" text:style-name="L1">
              <text:list-header>
                <text:p text:style-name="P13">[1.0] <text:span text:style-name="T8">Anteckna</text:span></text:p>
              </text:list-header>
            </text:list>
            <text:p text:style-name="P14"/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>7h</text:p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F4" table:number-columns-spanned="6" office:value-type="string">
            <text:list xml:id="list42540992" text:continue-numbering="true" text:style-name="L1">
              <text:list-header>
                <text:p text:style-name="P15">-Kunna öppna en ruta att skriva i </text:p>
                <text:p text:style-name="P15"><text:line-break/>-Spara ner det som skrivits i rutan när rutan stängs ner<text:line-break/><text:line-break/>-Kunna ta bort det man skrivit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5" office:value-type="string">
            <text:p text:style-name="P2">Data</text:p>
          </table:table-cell>
          <table:table-cell table:style-name="Tabell2.A5" office:value-type="string">
            <text:list xml:id="list42538219" text:continue-numbering="true" text:style-name="L1">
              <text:list-header>
                <text:p text:style-name="P13">Ladda in den nya grafiken</text:p>
              </text:list-header>
            </text:list>
          </table:table-cell>
          <table:table-cell table:style-name="Tabell2.A5" office:value-type="string">
            <text:p text:style-name="Table_20_Contents">KLAR!</text:p>
          </table:table-cell>
          <table:table-cell table:style-name="Tabell2.A5" office:value-type="string">
            <text:p text:style-name="Table_20_Contents">1h</text:p>
          </table:table-cell>
          <table:table-cell table:style-name="Tabell2.A5" office:value-type="string">
            <text:p text:style-name="Table_20_Contents">1h</text:p>
          </table:table-cell>
          <table:table-cell table:style-name="Tabell2.F5" office:value-type="string">
            <text:p text:style-name="Table_20_Contents"/>
          </table:table-cell>
        </table:table-row>
        <table:table-row>
          <table:table-cell table:style-name="Tabell2.A4" office:value-type="string">
            <text:p text:style-name="P2">Buggar</text:p>
          </table:table-cell>
          <table:table-cell table:style-name="Tabell2.A4" office:value-type="string">
            <text:list xml:id="list42549668" text:continue-numbering="true" text:style-name="L1">
              <text:list-header>
                <text:p text:style-name="P13">Buggar</text:p>
              </text:list-header>
            </text:list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>3h</text:p>
          </table:table-cell>
          <table:table-cell table:style-name="Tabell2.F4" office:value-type="string">
            <text:p text:style-name="Table_20_Contents">6.5h</text:p>
          </table:table-cell>
        </table:table-row>
        <table:table-row>
          <table:table-cell table:style-name="Tabell2.F4" table:number-columns-spanned="6" office:value-type="string">
            <text:list xml:id="list42539257" text:continue-numbering="true" text:style-name="L1">
              <text:list-header>
                <text:p text:style-name="P21">-Check-Se till att knappar blir inaktiverade/aktiverade när dem ska bli.</text:p>
                <text:p text:style-name="P13"><text:line-break/><text:span text:style-name="T4">-CHECK-färger/textstorlek/font ska vara rätt vid alla dialoger..</text:span></text:p>
                <text:p text:style-name="P17"/>
                <text:p text:style-name="P17">-Check- se till att bakgrunder blir nedgråade när man kommer till till intervjuer/blippbox..</text:p>
                <text:p text:style-name="P17"/>
                <text:p text:style-name="P13"><text:span text:style-name="T4">-Check-Fixat marginaler etc på BlippBoxen..</text:span><text:line-break/></text:p>
                <text:p text:style-name="P19">-Lägg in den nya (slutgiltiga) grafiken * <text:span text:style-name="T4">Typ klar<text:line-break/></text:span></text:p>
                <text:p text:style-name="P19">-Bytt ut knappar,</text:p>
                <text:p text:style-name="P19">- Blockat vissa knappar när vissa komponenter är aktiva<text:line-break/>-Tidspoäng tas nu bort som de ska <text:line-break/><text:line-break/><text:span text:style-name="T4">-CHECK-Fixa storlekar på karaktärer så att de har rätt propotioner..</text:span></text:p>
              </text:list-header>
            </text:list>
            <text:p text:style-name="P18"/>
            <text:p text:style-name="P16"><text:soft-page-break/>-CHECk-Fixat buggig back-knapp </text:p>
            <text:list xml:id="list42546155" text:continue-numbering="true" text:style-name="L1">
              <text:list-header>
                <text:p text:style-name="P13"/>
                <text:p text:style-name="P13">-All data ska rensas när spelplanen läggs ner, alternativt sparas och laddas in igen om det finns en session som inte är äldre än 10 min(?)</text:p>
              </text:list-header>
            </text:list>
            <text:p text:style-name="P12"/>
            <text:p text:style-name="P12">-Byta ordning på hur data läses in BuildRomFunktionen, Hudden ska läsas in Sist..</text:p>
            <text:p text:style-name="P12"/>
            <text:p text:style-name="P20"><text:span text:style-name="T6">-Göra om alla PNG till SVG = </text:span><text:a xlink:type="simple" xlink:href="http://vectormagic.com/home"><text:span text:style-name="T7">http://vectormagic.com/home</text:span></text:a> <text:s text:c="2"/>(?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Summa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>28h</text:p>
          </table:table-cell>
          <table:table-cell table:style-name="Tabell2.F4" office:value-type="string">
            <text:p text:style-name="Table_20_Contents">13h</text:p>
          </table:table-cell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Tid sedan föregående iteration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F4" office:value-type="string">
            <text:p text:style-name="Table_20_Contents">141h</text:p>
            <text:p text:style-name="Table_20_Contents">(141h+13h = <text:line-break/>154h)</text:p>
          </table:table-cell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Tid totalt i projektet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Tid Kvar</text:p>
          </table:table-cell>
          <table:table-cell table:style-name="Tabell2.A4" office:value-type="string">
            <text:p text:style-name="Table_20_Contents"/>
          </table:table-cell>
          <table:table-cell table:style-name="Tabell2.F4" table:number-columns-spanned="2" office:value-type="string">
            <text:p text:style-name="Table_20_Contents">240h – 154h = 86h</text:p>
          </table:table-cell>
          <table:covered-table-cell/>
        </table:table-row>
      </table:table>
      <text:p text:style-name="P4">OLDS: Här sparar jag gamla tidsloggar för att kunna se anteckningar som jag gjort.. dessa kan ignorerars och är inte del av <text:span text:style-name="T2">iteration 5</text:span>..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tus</text:p>
          </table:table-cell>
          <table:table-cell table:style-name="Tabell1.A1" office:value-type="string">
            <text:p text:style-name="Table_20_Contents">Nedlagd Tid</text:p>
          </table:table-cell>
          <table:table-cell table:style-name="Tabell1.A1" office:value-type="string">
            <text:p text:style-name="Table_20_Contents">Skattad Tid</text:p>
          </table:table-cell>
          <table:table-cell table:style-name="Tabell1.F1" office:value-type="string">
            <text:p text:style-name="Table_20_Contents">Verklig Tid</text:p>
          </table:table-cell>
        </table:table-row>
        <table:table-row>
          <table:table-cell table:style-name="Tabell1.A2" office:value-type="string">
            <text:p text:style-name="P2">AF1.2</text:p>
          </table:table-cell>
          <table:table-cell table:style-name="Tabell1.A2" office:value-type="string">
            <text:list xml:id="list42537972" text:continue-numbering="true" text:style-name="L1">
              <text:list-header>
                <text:p text:style-name="P13">[1.0]Lägg till data 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1h</text:p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42526260" text:continue-numbering="true" text:style-name="L1">
              <text:list-header>
                <text:p text:style-name="P9">[2.0]Skriv klart "Motive"-funktion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5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F2" table:number-columns-spanned="6" office:value-type="string">
            <text:p text:style-name="P2">Funktionen är allmänt bråkig: <text:line-break/>-av typen Clue verkar det bli dubletter, de ligger alltid brevid varandra <text:line-break/>^De som får samma nummer hamnar alltid efter varandra.. <text:line-break/>^Den sista får ibland så många som ALLA kort blir likadana.</text:p>
            <text:p text:style-name="P2"/>
            <text:p text:style-name="P2">Alla Buggar Fixade ! :D.<text:line-break/><text:span text:style-name="T1">Det som krånglade var att jag hade satt -1 i forLoopas. Bla.. </text:span></text:p>
            <text:p text:style-name="P2"><text:line-break/>Funktionen är klar till den delen av att det är en grund! <text:line-break/>Det behövs lite mer saker i funktionen, men det är saker som är "nestlade" med andra funktioner, så som att kunna klicka på en ledtråd, att placera ut ledtrådar. <text:line-break/><text:line-break/>Möjligtvis att jag fixar:<text:line-break/>-Se till att ledtrådar inte laddar in systematiskt eftervad som finns, utan istället slumpat (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42551702" text:continue-numbering="true" text:style-name="L1">
              <text:list-header>
                <text:p text:style-name="P9">[3.1]Funktion som granskar actors Kort och erbjuder frågor att ställa</text:p>
              </text:list-header>
            </text:list>
          </table:table-cell>
          <table:table-cell table:style-name="Tabell1.A3" office:value-type="string">
            <text:p text:style-name="Table_20_Contents">Klar!</text:p>
          </table:table-cell>
          <table:table-cell table:style-name="Tabell1.A3" office:value-type="string">
            <text:p text:style-name="Table_20_Contents">14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>4h</text:p>
          </table:table-cell>
        </table:table-row>
        <table:table-row>
          <table:table-cell table:style-name="Tabell1.F2" table:number-columns-spanned="6" office:value-type="string">
            <text:p text:style-name="P2">^det finns mycket delar kvar från 3.1 som ska genomföras, delar som involverar själva kopplingen mellan karaktärens data och datan som skrivs ut i rutan, även data gällande vilka frågor man kan ställa samt hur de ska ändras. </text:p>
            <text:p text:style-name="P2">Vad som är gjort: Funktion som tar hand om text data, man kan nu trycka på vilken fråga man vill ställa, bläddra upp och ner om det finns fler fråge-alternativ.<text:line-break/></text:p>
            <text:p text:style-name="P2">Det mesta är klart, frågorna kan frågas och rullar på fint. Det finns dock vissa saker som behövs:<text:line-break/><text:span text:style-name="T4">CHECK-Se till att standardfrågorna alltid kan väljas (eller iaf avsluta)<text:tab/><text:line-break/>CHECK-Se till att karaktärsbild laddas<text:tab/><text:tab/><text:tab/><text:tab/><text:tab/><text:line-break/>CHECK-Se till att karaktärsbild ändras beroende på Emotionstate..<text:tab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42548611" text:continue-numbering="true" text:style-name="L1">
              <text:list-header>
                <text:p text:style-name="P9">[3.2]Funktion som granskar ledtråds Korts CardData och hämtar rätt data beroende på vem man frågar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/>
          </table:table-cell>
          <table:table-cell table:style-name="Tabell1.A3" office:value-type="string">
            <text:p text:style-name="Table_20_Contents">7h</text:p>
          </table:table-cell>
          <table:table-cell table:style-name="Tabell1.F3" office:value-type="string">
            <text:p text:style-name="Table_20_Contents">9h</text:p>
          </table:table-cell>
        </table:table-row>
        <table:table-row>
          <table:table-cell table:style-name="Tabell1.F2" table:number-columns-spanned="6" office:value-type="string">
            <text:p text:style-name="P2">TODO:<text:line-break/><text:span text:style-name="T4">CHECK-Gör ledtrådskort Klickbara<text:tab/><text:tab/><text:tab/><text:tab/><text:tab/><text:tab/><text:tab/><text:tab/><text:tab/></text:span><text:line-break/><text:span text:style-name="T4">CHECK-Klicket = Öppnar BlipperFunktion(Som låter en välja en Actor att fråga om kortet..)<text:tab/></text:span></text:p>
            <text:p text:style-name="P3">-Dialog funktion, Som granskar kortet, hämtar rätt data erbjuder svaren etc! (vissa delar är klara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42549822" text:continue-numbering="true" text:style-name="L1">
              <text:list-header>
                <text:p text:style-name="P10">Skriva en funktion som hanterar text.. (från actors..)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6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42541684" text:continue-numbering="true" text:style-name="L1">
              <text:list-header>
                <text:p text:style-name="P9">[1.1]Bygga rumm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42550992" text:continue-numbering="true" text:style-name="L1">
              <text:list-header>
                <text:p text:style-name="P9">[1.2]Bygga Hudden</text:p>
              </text:list-header>
            </text:list>
          </table:table-cell>
          <table:table-cell table:style-name="Tabell1.A3" office:value-type="string">
            <text:p text:style-name="Table_20_Contents">Klar (Behövs förbättras)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42539572" text:continue-numbering="true" text:style-name="L1">
              <text:list-header>
                <text:p text:style-name="P9">[2.0] Funktion som läser in ledtrådar i rummen</text:p>
              </text:list-header>
            </text:list>
          </table:table-cell>
          <table:table-cell table:style-name="Tabell1.A3" office:value-type="string">
            <text:p text:style-name="Table_20_Contents">Klar! 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>4h</text:p>
          </table:table-cell>
          <table:table-cell table:style-name="Tabell1.F3" office:value-type="string">
            <text:p text:style-name="Table_20_Contents">24h</text:p>
          </table:table-cell>
        </table:table-row>
        <text:soft-page-break/>
        <table:table-row>
          <table:table-cell table:style-name="Tabell1.F2" table:number-columns-spanned="6" office:value-type="string">
            <text:p text:style-name="P2">Funktionen är klar till större del! Det som behövs göras :<text:line-break/>-Se till att bilderna får bättre storlek</text:p>
            <text:p text:style-name="P2">-Se till att Containrarna fylls med kort också! :D<text:line-break/>-Se till att man kan klicka på bilderna (obs, detta är del av en annan funktion (typ :<text:span text:style-name="T5">[3.2]</text:span>)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42528849" text:continue-numbering="true" text:style-name="L1">
              <text:list-header>
                <text:p text:style-name="P10">Placerat ut vissa knappar, byggt så att knapparna ska placeras ut automatiskt. Gjort knapparna klickbara, jobbat med en Hover som ska synas när muspekaren går över knapparn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42534936" text:continue-numbering="true" text:style-name="L1">
              <text:list-header>
                <text:p text:style-name="P10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42537369" text:continue-numbering="true" text:style-name="L1">
              <text:list-header>
                <text:p text:style-name="P10">Lagt ner tid på att bygga så att man kan trycka på en knapp!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42525958" text:continue-numbering="true" text:style-name="L1">
              <text:list-header>
                <text:p text:style-name="P10">Lade till så att Scrollen inte påverkar knappars position..</text:p>
              </text:list-header>
            </text:list>
          </table:table-cell>
          <table:table-cell table:style-name="Tabell1.A3" office:value-type="string">
            <text:p text:style-name="Table_20_Contents">Klart</text:p>
          </table:table-cell>
          <table:table-cell table:style-name="Tabell1.A3" office:value-type="string">
            <text:p text:style-name="Table_20_Contents">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Summa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36h</text:p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sedan föregående iteration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>141h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totalt i projektet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Kvar</text:p>
          </table:table-cell>
          <table:table-cell table:style-name="Tabell1.A2" office:value-type="string">
            <text:p text:style-name="Table_20_Contents"/>
          </table:table-cell>
          <table:table-cell table:style-name="Tabell1.F2" table:number-columns-spanned="2" office:value-type="string">
            <text:p text:style-name="Table_20_Contents">240h – 141h = 99h</text:p>
          </table:table-cell>
          <table:covered-table-cell/>
        </table:table-row>
      </table:table>
      <text:p text:style-name="Standard"><text:span text:style-name="T2">Mål</text:span><text:span text:style-name="T3">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'Liberation Sans', 'DejaVu Sans', sans-serif"/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8DT6H56M19S</meta:editing-duration>
    <meta:editing-cycles>156</meta:editing-cycles>
    <meta:generator>OpenOffice.org/3.4.1$Win32 OpenOffice.org_project/341m1$Build-9593</meta:generator>
    <dc:date>2014-05-25T22:38:36.90</dc:date>
    <meta:document-statistic meta:table-count="2" meta:image-count="0" meta:object-count="0" meta:page-count="5" meta:paragraph-count="169" meta:word-count="1077" meta:character-count="6299"/>
    <meta:user-defined meta:name="Info 1"/>
    <meta:user-defined meta:name="Info 2"/>
    <meta:user-defined meta:name="Info 3"/>
    <meta:user-defined meta:name="Info 4"/>
  </office:meta>
</office:document-meta>
</file>